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187e" officeooo:paragraph-rsid="0074187e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adedb" officeooo:paragraph-rsid="007adedb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e9453" officeooo:paragraph-rsid="007e9453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13ebd" officeooo:paragraph-rsid="00813ebd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3f8fa" officeooo:paragraph-rsid="0083f8fa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b301d" officeooo:paragraph-rsid="008b301d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9453" officeooo:paragraph-rsid="007e9453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49501" officeooo:paragraph-rsid="00649501" fo:background-color="transparent" style:font-size-asian="11pt" style:font-name-complex="Arial" style:font-size-complex="11pt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95c69f" officeooo:paragraph-rsid="0095c69f" fo:background-color="transparent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76dbe7" officeooo:paragraph-rsid="0076dbe7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76dbe7" officeooo:paragraph-rsid="009c8b05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798e91" officeooo:paragraph-rsid="00798e91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813ebd" officeooo:paragraph-rsid="00813ebd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82317e" officeooo:paragraph-rsid="0082317e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88321c" officeooo:paragraph-rsid="0088321c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8bf4d3" officeooo:paragraph-rsid="008bf4d3" style:font-size-asian="11pt" style:font-name-complex="Arial" style:font-size-complex="11pt"/>
    </style:style>
    <style:style style:name="P22" style:family="paragraph" style:parent-style-name="Standard">
      <style:text-properties style:font-name="Caligra" officeooo:paragraph-rsid="00540c2c"/>
    </style:style>
    <style:style style:name="P23" style:family="paragraph" style:parent-style-name="Standard">
      <style:text-properties style:font-name="Caligra" officeooo:rsid="00649501" officeooo:paragraph-rsid="00649501" fo:background-color="transparent"/>
    </style:style>
    <style:style style:name="P24" style:family="paragraph" style:parent-style-name="Standard">
      <style:text-properties style:font-name="Caligra" officeooo:rsid="0065785c" officeooo:paragraph-rsid="0065785c" fo:background-color="transparent"/>
    </style:style>
    <style:style style:name="P2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8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5ef7e7" style:font-size-asian="11pt" style:font-style-asian="italic" style:font-size-complex="11pt" style:font-style-complex="italic"/>
    </style:style>
    <style:style style:name="P30" style:family="paragraph" style:parent-style-name="Standard">
      <style:text-properties style:font-name="Caligra" fo:font-size="11pt" officeooo:rsid="0076f2a1" officeooo:paragraph-rsid="009c8b05" style:font-size-asian="11pt" style:font-name-complex="Arial" style:font-size-complex="11pt"/>
    </style:style>
    <style:style style:name="P31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ef7e7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36a96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5b878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officeooo:rsid="005aa166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officeooo:rsid="00704611" style:font-size-asian="11pt" style:font-weight-asian="bold" style:font-name-complex="Arial" style:font-size-complex="11pt"/>
    </style:style>
    <style:style style:name="T13" style:family="text">
      <style:text-properties officeooo:rsid="005d5194"/>
    </style:style>
    <style:style style:name="T14" style:family="text">
      <style:text-properties officeooo:rsid="007279e2"/>
    </style:style>
    <style:style style:name="T15" style:family="text">
      <style:text-properties officeooo:rsid="0075b21f"/>
    </style:style>
    <style:style style:name="T16" style:family="text">
      <style:text-properties officeooo:rsid="0079a0b4"/>
    </style:style>
    <style:style style:name="T17" style:family="text">
      <style:text-properties officeooo:rsid="007b856f"/>
    </style:style>
    <style:style style:name="T18" style:family="text">
      <style:text-properties officeooo:rsid="007cc5c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893313"/>
    </style:style>
    <style:style style:name="T21" style:family="text">
      <style:text-properties officeooo:rsid="008a0846"/>
    </style:style>
    <style:style style:name="T22" style:family="text">
      <style:text-properties officeooo:rsid="008e48c2"/>
    </style:style>
    <style:style style:name="T23" style:family="text">
      <style:text-properties officeooo:rsid="008f08f1"/>
    </style:style>
    <style:style style:name="T24" style:family="text">
      <style:text-properties officeooo:rsid="00912864"/>
    </style:style>
    <style:style style:name="T25" style:family="text">
      <style:text-properties officeooo:rsid="009176cc"/>
    </style:style>
    <style:style style:name="T26" style:family="text">
      <style:text-properties officeooo:rsid="009adb71"/>
    </style:style>
    <style:style style:name="T27" style:family="text">
      <style:text-properties officeooo:rsid="009c3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">La dernière fois :</text:span><text:span text:style-name="T5">’’’- fait l’activité 3- fait quelques exercices qui sont à finir pour la prochaine fois</text:span></text:p>
      <text:p text:style-name="P29">Pour le 15/01 :-finir les exercices commencé en classe et faire l’exercice 4’’’</text:p>
      <text:p text:style-name="P25"><text:span text:style-name="T14">15</text:span><text:span text:style-name="T13"> janvier 8h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6"><text:span text:style-name="T9">Séance </text:span><text:span text:style-name="T11">1</text:span><text:span text:style-name="T12">5</text:span><text:span text:style-name="T9">: </text:span><text:span text:style-name="T10">Fiche de préparation</text:span><text:span text:style-name="T7"> <text:s/></text:span></text:p>
            <text:p text:style-name="P27"><text:span text:style-name="T7">c</text:span><text:span text:style-name="T6">lasse : <text:s/></text:span><text:span text:style-name="T8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10">Appel</text:p>
          </table:table-cell>
          <table:table-cell table:style-name="Tableau1.B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9">Correction d’exercices</text:p>
          </table:table-cell>
          <table:table-cell table:style-name="Tableau1.B4" office:value-type="string">
            <text:p text:style-name="P21">Ex : corrigé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4">Explication de séances :</text:p>
            <text:p text:style-name="P4">3gr évaluation expérimentale </text:p>
            <text:p text:style-name="P4">3gr <text:span text:style-name="T15">îlots bonifié</text:span></text:p>
          </table:table-cell>
          <table:table-cell table:style-name="Tableau1.B4" office:value-type="string">
            <text:p text:style-name="P14"/>
            <text:p text:style-name="P15">évaluation <text:span text:style-name="T17">(8 circuits</text:span><text:span text:style-name="T18">) </text:span><text:span text:style-name="T26">+ Matériel</text:span></text:p>
            <text:p text:style-name="P16"><text:span text:style-name="T27">groupe </text:span>îlots <text:span text:style-name="T23">(stylo orange) </text:span></text:p>
            <text:p text:style-name="P30">+ consigne domino</text:p>
            <text:p text:style-name="P17">correction domin<text:span text:style-name="T16">o </text:span><text:span text:style-name="T22">prof</text:span>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5">Évaluer tous les groupes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6">Transition : <text:span text:style-name="T19">Partie B : L’eau dans la maison et l’environnement</text:span></text:p>
            <text:p text:style-name="P11">Chapitre 1 : L’eau autour de nous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7">Activité 1</text:p>
          </table:table-cell>
          <table:table-cell table:style-name="Tableau1.B4" office:value-type="string">
            <text:p text:style-name="P18">Activité1</text:p>
            <text:p text:style-name="P19">correction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Bilan de cours</text:p>
          </table:table-cell>
          <table:table-cell table:style-name="Tableau1.B4" office:value-type="string">
            <text:p text:style-name="P20">Pap <text:span text:style-name="T24">act1</text:span>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10">
          <table:table-cell table:style-name="Tableau1.A10" office:value-type="string">
            <text:p text:style-name="P12">Agenda : <text:span text:style-name="T20">évaluation, </text:span><text:span text:style-name="T21">il faut tout réviser, </text:span><text:span text:style-name="T25">(refaire les ex pour s’entraîner)</text:span></text:p>
            <text:p text:style-name="P13">+<text:span text:style-name="T19">HEURE DE COLLE ENZO</text:span></text:p>
          </table:table-cell>
          <table:table-cell table:style-name="Tableau1.B10" office:value-type="string">
            <text:p text:style-name="P24"/>
          </table:table-cell>
          <table:table-cell table:style-name="Tableau1.A10" office:value-type="string">
            <text:p text:style-name="P23"/>
          </table:table-cell>
        </table:table-row>
      </table:table>
      <text:p text:style-name="P22"/>
      <text:p text:style-name="P28"><text:span text:style-name="T1">Pour la prochaine fois </text:span><text:span text:style-name="T2">: </text:span><text:span text:style-name="T3">évalu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1M26S</meta:editing-duration>
    <meta:editing-cycles>59</meta:editing-cycles>
    <meta:generator>LibreOffice/7.0.4.2$Linux_X86_64 LibreOffice_project/00$Build-2</meta:generator>
    <meta:creation-date>2021-01-06T22:44:09.125199081</meta:creation-date>
    <meta:initial-creator>J Cercy</meta:initial-creator>
    <dc:date>2021-01-26T23:48:08.785830601</dc:date>
    <dc:creator>J Cercy</dc:creator>
    <meta:document-statistic meta:table-count="1" meta:image-count="0" meta:object-count="0" meta:page-count="1" meta:paragraph-count="29" meta:word-count="129" meta:character-count="780" meta:non-whitespace-character-count="674"/>
    <meta:template xlink:type="simple" xlink:actuate="onRequest" xlink:title="fiche_de_prep_type" xlink:href="../../../../../../../../mes_ressources/document%20type/fiche_de_prep_type.ott" meta:date="2021-01-25T20:32:01.626739220"/>
  </office:meta>
</office:document-meta>
</file>